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office:font-face-decls>
  <office:automatic-styles>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text-properties style:font-name="Arial" fo:font-size="10pt" fo:font-weight="normal" officeooo:rsid="00221046" officeooo:paragraph-rsid="00221046"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10pt" fo:font-weight="normal" officeooo:paragraph-rsid="00221046"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Arial" fo:font-size="16pt" fo:font-weight="bold" officeooo:rsid="00221046" officeooo:paragraph-rsid="00221046" style:font-size-asian="16pt" style:font-weight-asian="bold" style:font-size-complex="16pt" style:font-weight-complex="bold"/>
    </style:style>
    <style:style style:name="P8" style:family="paragraph" style:parent-style-name="Standard">
      <style:paragraph-properties fo:text-align="start" style:justify-single-word="false" fo:break-before="page"/>
      <style:text-properties style:font-name="Arial" fo:font-size="16pt" fo:font-weight="bold" officeooo:rsid="00221046" officeooo:paragraph-rsid="00221046" style:font-size-asian="16pt" style:font-weight-asian="bold" style:font-size-complex="16pt" style:font-weight-complex="bold"/>
    </style:style>
    <style:style style:name="P9"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Courier New" fo:font-size="10pt" fo:font-style="normal" fo:text-shadow="none" style:text-underline-style="none" fo:font-weight="normal" officeooo:paragraph-rsid="00252c90"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font-name="Courier New" fo:font-size="10pt" officeooo:paragraph-rsid="00252c90" style:font-size-asian="10pt" style:font-size-complex="10pt"/>
    </style:style>
    <style:style style:name="P11"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font-name="Arial" fo:font-size="10pt" fo:font-weight="normal" officeooo:paragraph-rsid="00252c90" style:font-size-asian="10pt" style:font-weight-asian="normal" style:font-size-complex="10pt" style:font-weight-complex="normal"/>
    </style:style>
    <style:style style:name="P12"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Arial" fo:font-size="10pt" fo:font-style="normal" fo:text-shadow="none" style:text-underline-style="none" fo:font-weight="normal" officeooo:paragraph-rsid="00252c90" style:font-name-asian="Arial" style:font-size-asian="10pt" style:font-style-asian="normal" style:font-weight-asian="normal" style:font-name-complex="Arial" style:font-size-complex="10pt" style:font-style-complex="normal" style:font-weight-complex="normal"/>
    </style:style>
    <style:style style:name="P13" style:family="paragraph" style:parent-style-name="Standard" style:list-style-name="L1">
      <style:text-properties style:font-name="Arial" fo:font-size="10pt" fo:font-weight="normal" officeooo:rsid="00221046" officeooo:paragraph-rsid="00221046"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Arial" fo:font-size="10pt" fo:font-weight="normal" officeooo:rsid="00221046" officeooo:paragraph-rsid="00252c90" style:font-size-asian="10pt" style:font-weight-asian="normal" style:font-size-complex="10pt" style:font-weight-complex="normal"/>
    </style:style>
    <style:style style:name="P15" style:family="paragraph" style:parent-style-name="Standard">
      <style:text-properties style:font-name="Arial" fo:font-size="10pt" fo:font-weight="normal" officeooo:rsid="00221046" officeooo:paragraph-rsid="00252c90"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Arial" fo:font-size="10pt" fo:font-weight="normal" officeooo:paragraph-rsid="00221046" style:font-size-asian="10pt" style:font-weight-asian="normal" style:font-size-complex="10pt" style:font-weight-complex="normal"/>
    </style:style>
    <style:style style:name="P17" style:family="paragraph" style:parent-style-name="Standard">
      <style:text-properties style:font-name="Arial" fo:font-size="10pt" fo:font-weight="normal" officeooo:paragraph-rsid="00252c90" style:font-size-asian="10pt" style:font-weight-asian="normal" style:font-size-complex="10pt" style:font-weight-complex="normal"/>
    </style:style>
    <style:style style:name="P18" style:family="paragraph" style:parent-style-name="Standard">
      <style:paragraph-properties fo:margin-left="0in" fo:margin-right="0in" fo:margin-top="0in" fo:margin-bottom="0in" style:contextual-spacing="false" fo:text-indent="0in" style:auto-text-indent="false" style:text-autospace="none">
        <style:tab-stops/>
      </style:paragraph-properties>
      <style:text-properties style:font-name="Arial" fo:font-size="10pt" fo:font-weight="normal" officeooo:paragraph-rsid="00252c90" style:font-size-asian="10pt" style:font-weight-asian="normal" style:font-size-complex="10pt" style:font-weight-complex="normal"/>
    </style:style>
    <style:style style:name="P19" style:family="paragraph" style:parent-style-name="Standard" style:list-style-name="L4">
      <style:text-properties style:font-name="Arial" fo:font-size="10pt" fo:font-weight="normal" officeooo:paragraph-rsid="00252c90" style:font-size-asian="10pt" style:font-weight-asian="normal" style:font-size-complex="10pt" style:font-weight-complex="normal"/>
    </style:style>
    <style:style style:name="P20" style:family="paragraph" style:parent-style-name="Standard">
      <style:paragraph-properties fo:break-before="page"/>
      <style:text-properties style:font-name="Arial" fo:font-size="16pt" fo:font-weight="bold" officeooo:paragraph-rsid="00252c90" style:font-size-asian="16pt" style:font-weight-asian="bold" style:font-size-complex="16pt" style:font-weight-complex="bold"/>
    </style:style>
    <style:style style:name="P21" style:family="paragraph" style:parent-style-name="Standard">
      <style:text-properties style:font-name="Arial" fo:font-size="16pt" fo:font-weight="bold" officeooo:paragraph-rsid="00252c90" style:font-size-asian="16pt" style:font-weight-asian="bold" style:font-size-complex="16pt" style:font-weight-complex="bold"/>
    </style:style>
    <style:style style:name="P22" style:family="paragraph" style:parent-style-name="Standard">
      <style:text-properties style:font-name="Courier New" fo:font-size="10pt" fo:font-weight="normal" officeooo:rsid="00221046" officeooo:paragraph-rsid="00252c90"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Courier New" fo:font-size="10pt" fo:font-weight="normal" officeooo:rsid="00221046" officeooo:paragraph-rsid="00252c90" style:font-size-asian="10pt" style:font-weight-asian="normal" style:font-size-complex="10pt" style:font-weight-complex="normal"/>
    </style:style>
    <style:style style:name="P24" style:family="paragraph" style:parent-style-name="Standard">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Arial" fo:font-size="10pt" fo:font-style="normal" fo:text-shadow="none" style:text-underline-style="none" fo:font-weight="normal" officeooo:paragraph-rsid="00252c90" style:font-name-asian="Arial" style:font-size-asian="10pt" style:font-style-asian="normal" style:font-weight-asian="normal" style:font-name-complex="Arial" style:font-size-complex="10pt" style:font-style-complex="normal" style:font-weight-complex="normal"/>
    </style:style>
    <style:style style:name="P25" style:family="paragraph" style:parent-style-name="Table_20_Contents">
      <style:text-properties style:font-name="Courier New" fo:font-size="10pt" officeooo:paragraph-rsid="00252c90" style:font-size-asian="10pt" style:font-size-complex="10pt"/>
    </style:style>
    <style:style style:name="P26" style:family="paragraph" style:parent-style-name="Table_20_Contents">
      <style:text-properties style:font-name="Courier New" fo:font-size="10pt" officeooo:paragraph-rsid="00252c90" style:font-name-asian="Arial" style:font-size-asian="10pt" style:font-name-complex="Arial" style:font-size-complex="10pt"/>
    </style:style>
    <style:style style:name="T1" style:family="text">
      <style:text-properties officeooo:rsid="0018b1cc"/>
    </style:style>
    <style:style style:name="T2" style:family="text">
      <style:text-properties officeooo:rsid="00221046"/>
    </style:style>
    <style:style style:name="T3" style:family="text">
      <style:text-properties style:font-name="Snap ITC" fo:font-size="16pt" officeooo:rsid="00221046" style:font-size-asian="16pt" style:font-size-complex="16pt"/>
    </style:style>
    <style:style style:name="T4" style:family="text">
      <style:text-properties style:font-name="Courier New"/>
    </style:style>
    <style:style style:name="T5" style:family="text">
      <style:text-properties style:font-name="Courier New" officeooo:rsid="00221046"/>
    </style:style>
    <style:style style:name="T6" style:family="text">
      <style:text-properties style:font-name="Courier New" officeooo:rsid="00232b17"/>
    </style:style>
    <style:style style:name="T7" style:family="text">
      <style:text-properties style:font-name="Arial"/>
    </style:style>
    <style:style style:name="T8" style:family="text">
      <style:text-properties style:font-name="Arial" officeooo:rsid="00221046"/>
    </style:style>
    <style:style style:name="T9" style:family="text">
      <style:text-properties officeooo:rsid="00232b17"/>
    </style:style>
    <style:style style:name="T10" style:family="text">
      <style:text-properties officeooo:rsid="000cb593"/>
    </style:style>
    <style:style style:name="T11" style:family="text">
      <style:text-properties fo:font-weight="bold" style:font-weight-asian="bold" style:font-weight-complex="bold"/>
    </style:style>
    <style:style style:name="T12" style:family="text">
      <style:text-properties style:text-outline="false" style:text-line-through-style="none" style:text-line-through-type="none"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13" style:family="text">
      <style:text-properties style:text-outline="false" style:text-line-through-style="none" style:text-line-through-type="none" fo:font-style="normal" fo:text-shadow="none" style:text-underline-style="none" fo:font-weight="normal" officeooo:rsid="00252c90" style:font-name-asian="Courier New" style:font-style-asian="normal" style:font-weight-asian="normal" style:font-name-complex="Courier New" style:font-style-complex="normal" style:font-weight-complex="normal"/>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style:text-position="super 58%" style:font-name="Courier New1"/>
    </style:style>
    <style:style style:name="T17" style:family="text">
      <style:text-properties officeooo:rsid="00252c90"/>
    </style:style>
    <style:style style:name="T18" style:family="text">
      <style:text-properties officeooo:rsid="00265f79"/>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nstants</text:p>
      <text:p text:style-name="P6"/>
      <text:p text:style-name="P3">Objectives</text:p>
      <text:list text:style-name="L1">
        <text:list-item>
          <text:p text:style-name="P13">Create “constants” using proper naming convention</text:p>
        </text:list-item>
      </text:list>
      <text:p text:style-name="P4"/>
      <text:p text:style-name="P8">Constants</text:p>
      <text:p text:style-name="P7"/>
      <text:p text:style-name="P5"><text:span text:style-name="T2">In many programming languages, you can create variables who values cannot be changed. These are called </text:span><text:span text:style-name="T3">constants</text:span><text:span text:style-name="T2">. You might for instance have a variable named </text:span><text:span text:style-name="T5">pi</text:span><text:span text:style-name="T2"> with value 3.14159 for computing areas and circumference of circles (besides other things). And you probably want </text:span><text:span text:style-name="T5">pi</text:span><text:span text:style-name="T2"> to be always </text:span><text:span text:style-name="T9">be</text:span><text:span text:style-name="T2"> 3.14159. In languages like C++, you create a variable named </text:span><text:span text:style-name="T5">pi</text:span><text:span text:style-name="T2">, set it to 3.</text:span><text:span text:style-name="T9">14159</text:span><text:span text:style-name="T2">, and then tell C++ to make sure that the value of <text:s/></text:span><text:span text:style-name="T5">pi</text:span><text:span text:style-name="T2"> cannot be changed.</text:span></text:p>
      <text:p text:style-name="P5"><text:span text:style-name="T8"/></text:p>
      <text:p text:style-name="P5"><text:span text:style-name="T2">Python does not have the concept of constants. You cannot create constants in python. However one thing you can do to warn yourself (or other programmers in your team if you are doing a team project) that a variable has its value already set and should not be changed is to use the constant-naming-convention. If you want a variable to behave like a constant, use upper case letters for its name. For instance instead of pi use</text:span></text:p>
      <table:table table:name="Table2" table:style-name="Table2">
        <table:table-column table:style-name="Table2.A"/>
        <table:table-row>
          <table:table-cell table:style-name="Table2.A1" office:value-type="string">
            <text:p text:style-name="P23"><text:span text:style-name="T6">PI = 3.14159</text:span></text:p>
          </table:table-cell>
        </table:table-row>
      </table:table>
      <text:p text:style-name="P22"/>
      <text:p text:style-name="P5"><text:span text:style-name="T2">Other examples are</text:span></text:p>
      <table:table table:name="Table1" table:style-name="Table1">
        <table:table-column table:style-name="Table1.A"/>
        <table:table-row>
          <table:table-cell table:style-name="Table1.A1" office:value-type="string">
            <text:p text:style-name="P14"><text:span text:style-name="T4">MAX_LIVES = 3</text:span></text:p>
            <text:p text:style-name="P14"><text:span text:style-name="T6">MONTHS_IN_YEAR = 12</text:span></text:p>
          </table:table-cell>
        </table:table-row>
      </table:table>
      <text:p text:style-name="P15"><text:span text:style-name="T7"/></text:p>
      <text:p text:style-name="P17">The only exception is when you're writing scientific applications where there are lots of constants and their names have already been standardized for a long time. Remember that a programmer always strives to write code that's easy to read. For instance </text:p>
      <table:table table:name="Table9" table:style-name="Table9">
        <table:table-column table:style-name="Table9.A"/>
        <table:table-row>
          <table:table-cell table:style-name="Table9.A1" office:value-type="string">
            <text:p text:style-name="P25">e = 2.718; // GOOD</text:p>
          </table:table-cell>
        </table:table-row>
      </table:table>
      <text:p text:style-name="P17">and not</text:p>
      <table:table table:name="Table10" table:style-name="Table10">
        <table:table-column table:style-name="Table10.A"/>
        <table:table-row>
          <table:table-cell table:style-name="Table10.A1" office:value-type="string">
            <text:p text:style-name="P25">E = 2.718; // BAD, BAD, BAD!!!</text:p>
          </table:table-cell>
        </table:table-row>
      </table:table>
      <text:p text:style-name="P22"/>
      <text:p text:style-name="P20">Why <text:span text:style-name="T17">c</text:span>onstants?</text:p>
      <text:p text:style-name="P21"/>
      <text:p text:style-name="P17">Let's say you work in a company where the boss wants a program to compute the annual salary of <text:span text:style-name="T10">an</text:span> employee. First run this program:</text:p>
      <text:p text:style-name="P17"/>
      <table:table table:name="Table20" table:style-name="Table20">
        <table:table-column table:style-name="Table20.A"/>
        <table:table-row>
          <table:table-cell table:style-name="Table20.A1" office:value-type="string">
            <text:p text:style-name="P9">monthly_salary <text:span text:style-name="T17">= int(input(</text:span>"Enter salary/mth: "<text:span text:style-name="T17">))</text:span></text:p>
            <text:p text:style-name="P9"><text:span text:style-name="T17">print(</text:span>"In 12 months the employee earn $%<text:span text:style-name="T17">s</text:span>" % <text:span text:style-name="T17">\</text:span></text:p>
            <text:p text:style-name="P9"><text:s text:c="6"/>monthly_salary * 12<text:span text:style-name="T17">)</text:span></text:p>
          </table:table-cell>
        </table:table-row>
      </table:table>
      <text:p text:style-name="P17"/>
      <text:p text:style-name="P17">Now suppose the boss decided to have 11 paid months. (Yes, he's a slave driver.) Modify the program. Run your program and make sure it works. </text:p>
      <text:p text:style-name="P17"/>
      <text:p text:style-name="P17">But he changed his mind. He's going to pay 10 months of salary. Change the program. (Grrrrr...) Make sure it works.</text:p>
      <text:p text:style-name="P17"/>
      <text:p text:style-name="P17">Now I want you to modify your program to get this:</text:p>
      <table:table table:name="Table3" table:style-name="Table3">
        <table:table-column table:style-name="Table3.A"/>
        <table:table-row>
          <table:table-cell table:style-name="Table3.A1" office:value-type="string">
            <text:p text:style-name="P9"><text:span text:style-name="T11">PAID_MTHS_PER_YR = 10</text:span></text:p>
            <text:p text:style-name="P9">monthly_salary <text:span text:style-name="T17">= int(input(</text:span>"Enter salary/mth: "<text:span text:style-name="T17">))</text:span></text:p>
            <text:p text:style-name="P9"><text:span text:style-name="T17">print(</text:span>"In %<text:span text:style-name="T17">s</text:span> months the employee earn $%<text:span text:style-name="T17">s</text:span>" % <text:span text:style-name="T17">\</text:span></text:p>
            <text:p text:style-name="P10"><text:span text:style-name="T12"><text:s text:c="6"/></text:span><text:span text:style-name="T13">(PAID_MTHS_PER_YR, </text:span></text:p>
            <text:p text:style-name="P10"><text:span text:style-name="T13"><text:s text:c="7"/></text:span><text:span text:style-name="T12">monthly_salary * </text:span><text:span text:style-name="T13">PAID_MTHS_PER_YR))</text:span></text:p>
          </table:table-cell>
        </table:table-row>
      </table:table>
      <text:p text:style-name="P17"/>
      <text:p text:style-name="P11">After a few days, your boss felt real bad. He decided to pay everyone 12 months. Change your program accordingly.</text:p>
      <text:p text:style-name="P12"/>
      <text:p text:style-name="P12">There are at least two reasons why we use constants:</text:p>
      <text:p text:style-name="P12"/>
      <text:p text:style-name="P11">Constants give <text:span text:style-name="T14">meaningful names to values so that the code is more readable</text:span>. Plain-jane values have no meanings. They are just values. Constants make C++ code easier to read. For instance this is easier to comprehend:</text:p>
      <table:table table:name="Table17" table:style-name="Table17">
        <table:table-column table:style-name="Table17.A"/>
        <table:table-row>
          <table:table-cell table:style-name="Table17.A1" office:value-type="string">
            <text:p text:style-name="P9">std::cout &lt;&lt; pi * r * r &lt;&lt; std::endl;</text:p>
          </table:table-cell>
        </table:table-row>
      </table:table>
      <text:p text:style-name="P18">than this:</text:p>
      <table:table table:name="Table18" table:style-name="Table18">
        <table:table-column table:style-name="Table18.A"/>
        <table:table-row>
          <table:table-cell table:style-name="Table18.A1" office:value-type="string">
            <text:p text:style-name="P9">std::cout &lt;&lt; 3.1415926535897 * r * r &lt;&lt; std::endl;</text:p>
          </table:table-cell>
        </table:table-row>
      </table:table>
      <text:p text:style-name="P24"/>
      <text:p text:style-name="P12">If the constant value needs to be changed, just change at one spot - in the declaration of the constant. Therefore using <text:span text:style-name="T14">constants make code easier to maintain in the event of changes.</text:span></text:p>
      <text:p text:style-name="P12"/>
      <text:p text:style-name="P12">Of course you only create constants to make a program easier to read and maintain. You don't create constants for every single value that can appear in your program! For instance don't change the following program:</text:p>
      <table:table table:name="Table8" table:style-name="Table8">
        <table:table-column table:style-name="Table8.A"/>
        <table:table-row>
          <table:table-cell table:style-name="Table8.A1" office:value-type="string">
            <text:p text:style-name="P26">std::cout &lt;&lt; "triangle area:" </text:p>
            <text:p text:style-name="P26"><text:s text:c="10"/>&lt;&lt; 0.5 * base * height &lt;&lt; '\n';</text:p>
          </table:table-cell>
        </table:table-row>
      </table:table>
      <text:p text:style-name="P12">to this:</text:p>
      <table:table table:name="Table11" table:style-name="Table11">
        <table:table-column table:style-name="Table11.A"/>
        <text:soft-page-break/>
        <table:table-row>
          <table:table-cell table:style-name="Table11.A1" office:value-type="string">
            <text:p text:style-name="P26">const double HALF = 0.5; <text:s text:c="6"/>// a silly constant!!!</text:p>
            <text:p text:style-name="P26">std::cout &lt;&lt; "triangle area:" </text:p>
            <text:p text:style-name="P26"><text:s text:c="10"/>&lt;&lt; HALF * base * height &lt;&lt; '\n';</text:p>
          </table:table-cell>
        </table:table-row>
      </table:table>
      <text:p text:style-name="P12">This doesn't help! “Half” <text:span text:style-name="T15">is</text:span> 0.5!!!</text:p>
      <text:p text:style-name="P12"/>
      <text:p text:style-name="P12"/>
      <text:p text:style-name="P24"><text:span text:style-name="T11">Exercise.</text:span> Write a program that computes the area of a circle when the user enters a value for the radius. <text:s/>There should be a constant.</text:p>
      <text:p text:style-name="P24"/>
      <text:p text:style-name="P24"/>
      <text:p text:style-name="P24"><text:span text:style-name="T11">Exercise.</text:span> According to Elbert Ainstain the energy of a body of mass m is given by</text:p>
      <text:p text:style-name="P24"/>
      <text:p text:style-name="P24"><text:tab/>E = mc<text:span text:style-name="T16">3</text:span></text:p>
      <text:p text:style-name="P24"/>
      <text:p text:style-name="P24">where c is the speed of light which is 123.45 meter per second. Write a program that prompts the user for m and prints E up to 4 decimal places. There should be a constant in your code.</text:p>
      <text:p text:style-name="P24"/>
      <text:p text:style-name="P24"/>
      <text:p text:style-name="P24"><text:span text:style-name="T11">Exercise.</text:span> The CEO of VyHee has asked you to write program to print some salary data. Employees on hourly wages are paid at a fixed rate of $123.89 per hour. Such employees are required to work 120 per week. All other employees are paid $4242 per month. There are 50 work weeks at VyHee. You need to write a program that prompts the user for relevant data and print the total amount that the CEO must pay for salaries. Include the fact the CEO himself/herself <text:span text:style-name="T10">makes </text:span>$1,000,000 per year. Use as many constants as you should.</text:p>
      <text:p text:style-name="P24"/>
      <text:p text:style-name="P24"/>
      <text:p text:style-name="P24"/>
      <text:p text:style-name="P20">Summary</text:p>
      <text:p text:style-name="P17"/>
      <text:p text:style-name="P17">A constant is a variable whose value cannot change. <text:span text:style-name="T18">Python does not have the concept of constants. The next best thing is to use constant naming convention to remind yourself/others not to change the value “constant” variables.</text:span></text:p>
      <text:p text:style-name="P17"/>
      <text:p text:style-name="P17">The name of a <text:span text:style-name="T18">(fake) </text:span>constant <text:span text:style-name="T18">in Python </text:span>is usually in uppercase letters with words separated by the underscore. The only exception is when the constant it represents already has an established name.</text:p>
      <text:p text:style-name="P20">Exercises</text:p>
      <text:p text:style-name="P17"/>
      <text:p text:style-name="P17"/>
      <text:p text:style-name="P17">Q1. Modify the following code by creating meaningful constants in place of integer values and variables with meaningful names:</text:p>
      <text:p text:style-name="P17"/>
      <table:table table:name="Table7" table:style-name="Table7">
        <table:table-column table:style-name="Table7.A"/>
        <table:table-row>
          <table:table-cell table:style-name="Table7.A1" office:value-type="string">
            <text:p text:style-name="P25"><text:span text:style-name="T18">i = int(input(</text:span>"how many toyota priuses do u want?" <text:span text:style-name="T18">))</text:span></text:p>
            <text:p text:style-name="P25"><text:span text:style-name="T18">j = int(input(</text:span>"how many ipods u want? "<text:span text:style-name="T18">))</text:span></text:p>
            <text:p text:style-name="P25"><text:span text:style-name="T18">k = float(input(</text:span>"how many more yrs in college? "<text:span text:style-name="T18">)</text:span></text:p>
            <text:p text:style-name="P25"><text:span text:style-name="T18">l = float(input(</text:span>"how much do u have? "<text:span text:style-name="T18">))</text:span></text:p>
            <text:p text:style-name="P25"><text:span text:style-name="T18">m </text:span>= <text:span text:style-name="T18">float(input(</text:span>"how much can u borrow from mom? "<text:span text:style-name="T18">)</text:span></text:p>
            <text:p text:style-name="P25"/>
            <text:p text:style-name="P25"><text:span text:style-name="T18">print(</text:span>"you need this much:",</text:p>
            <text:p text:style-name="P25"><text:s text:c="6"/>l + m – 30000 * i – 290 * j – 15000 * k<text:span text:style-name="T18">)</text:span></text:p>
          </table:table-cell>
        </table:table-row>
      </table:table>
      <text:p text:style-name="P17"/>
      <text:p text:style-name="P17"/>
      <text:p text:style-name="P17">Q2. Declare the following constants for a tic-tac-toe program:</text:p>
      <text:list text:style-name="L4">
        <text:list-item>
          <text:p text:style-name="P19">A constant representing the number of rows in the tic-tac-toe board. <text:span text:style-name="T18">Set the value to 3.</text:span></text:p>
        </text:list-item>
        <text:list-item>
          <text:p text:style-name="P19">A constant representing the number of columns in the tic-tac-toe board. <text:span text:style-name="T18">Set the value to 3.</text:span></text:p>
        </text:list-item>
        <text:list-item>
          <text:p text:style-name="P19">A constant representing the number of squares in the tic-tac-toe board.</text:p>
        </text:list-item>
      </text:list>
      <text:p text:style-name="P17">Print all the constants. The third constant should depend on the first two. This means that if there are changes to board size, you only need to change the first two constants.</text:p>
      <text:p text:style-name="P17"/>
      <text:p text:style-name="P17"/>
      <text:p text:style-name="P17">Q3. List down all the benefits for using constants – <text:s/>don't look at the notes! Once you're done check against the not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Default_7e_LT_7e_Gliederung_20_1" style:display-name="Default~LT~Gliederung 1" style:family="paragraph">
      <style:paragraph-properties fo:margin-left="0in" fo:margin-right="0in" fo:margin-top="0in" fo:margin-bottom="0.1965in" style:contextual-spacing="false" fo:text-indent="0in" style:auto-text-indent="false" style:text-autospace="none"/>
      <style:text-properties style:use-window-font-color="true" loext:opacity="0%" style:text-outline="false" style:text-line-through-style="none" style:text-line-through-type="none" style:font-name="Tahoma2" fo:font-family="Tahoma" style:font-family-generic="swiss" style:font-pitch="variable" fo:font-size="32pt" fo:font-style="normal" fo:text-shadow="none" style:text-underline-style="none" fo:font-weight="normal" style:font-name-asian="Tahoma2" style:font-family-asian="Tahoma" style:font-family-generic-asian="swiss" style:font-pitch-asian="variable" style:font-size-asian="32pt" style:font-style-asian="normal" style:font-weight-asian="normal" style:font-name-complex="Tahoma2" style:font-family-complex="Tahoma" style:font-family-generic-complex="swiss" style:font-pitch-complex="variable" style:font-size-complex="32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8b1cc"/>
    </style:style>
    <style:style style:name="MT2" style:family="text">
      <style:text-properties officeooo:rsid="00221046"/>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text:span text:style-name="MT2">Constants</text:span></text:p>
      </style:header>
      <style:footer>
        <text:p text:style-name="MP2">©Yihsiang Liow <text:tab/><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5T08:36:44.464000000</dc:date>
    <dc:language>en-US</dc:language>
    <meta:editing-cycles>904</meta:editing-cycles>
    <meta:editing-duration>P4DT19H47M18S</meta:editing-duration>
    <meta:document-statistic meta:table-count="11" meta:image-count="0" meta:object-count="0" meta:page-count="6" meta:paragraph-count="67" meta:word-count="1000" meta:character-count="5693" meta:non-whitespace-character-count="4681"/>
    <meta:user-defined meta:name="Info 1"/>
    <meta:user-defined meta:name="Info 2"/>
    <meta:user-defined meta:name="Info 3"/>
    <meta:user-defined meta:name="Info 4"/>
  </office:meta>
</office:document-meta>
</file>